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-DIN" svg:font-family="D-DI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8cm"/>
    </style:style>
    <style:style style:name="co2" style:family="table-column">
      <style:table-column-properties fo:break-before="auto" style:column-width="4.099cm"/>
    </style:style>
    <style:style style:name="co3" style:family="table-column">
      <style:table-column-properties fo:break-before="auto" style:column-width="1.496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1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-DIN" fo:font-size="16pt" style:font-size-asian="16pt" style:font-size-complex="16pt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D-DIN"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-DIN" fo:font-size="16pt" style:font-size-asian="16pt" style:font-size-complex="16pt"/>
    </style:style>
    <style:style style:name="ce6" style:family="table-cell" style:parent-style-name="Default">
      <style:table-cell-properties fo:border-bottom="none" fo:background-color="#f6f9d4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D-DIN" fo:font-size="16pt" style:font-size-asian="16pt" style:font-size-complex="16pt"/>
    </style:style>
    <style:style style:name="ce7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-DIN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D-DIN"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-DIN" fo:font-size="16pt" style:font-size-asian="16pt" style:font-size-complex="16pt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D-DIN" fo:font-size="16pt" style:font-size-asian="16pt" style:font-size-complex="16pt"/>
    </style:style>
    <style:style style:name="ce11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cm"/>
      <style:text-properties style:font-name="D-DIN" fo:font-size="16pt" style:font-size-asian="16pt" style:font-size-complex="16pt"/>
    </style:style>
    <style:style style:name="ce12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cm"/>
      <style:text-properties style:font-name="D-DIN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7" table:default-cell-style-name="ce3"/>
        <table:table-column table:style-name="co1" table:default-cell-style-name="Default"/>
        <table:table-column table:style-name="co3" table:number-columns-repeated="1008" table:default-cell-style-name="ce3"/>
        <table:table-column table:style-name="co3" table:number-columns-repeated="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sición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4" office:value-type="string" calcext:value-type="string">
            <text:p>Datos</text:p>
          </table:table-cell>
          <table:table-cell table:style-name="ce6" table:formula="of:=RAND()" office:value-type="float" office:value="0.0936677728564013" calcext:value-type="float">
            <text:p>0,093667772856401</text:p>
          </table:table-cell>
          <table:table-cell table:style-name="ce6" table:formula="of:=RAND()" office:value-type="float" office:value="0.761309754269993" calcext:value-type="float">
            <text:p>0,761309754269993</text:p>
          </table:table-cell>
          <table:table-cell table:style-name="ce6" table:formula="of:=RAND()" office:value-type="float" office:value="0.976780024459673" calcext:value-type="float">
            <text:p>0,976780024459673</text:p>
          </table:table-cell>
          <table:table-cell table:style-name="ce6" table:formula="of:=RAND()" office:value-type="float" office:value="0.811109595112464" calcext:value-type="float">
            <text:p>0,811109595112464</text:p>
          </table:table-cell>
          <table:table-cell table:style-name="ce4" table:formula="of:=RAND()" office:value-type="float" office:value="0.864633096181669" calcext:value-type="float">
            <text:p>0,864633096181669</text:p>
          </table:table-cell>
          <table:table-cell table:style-name="ce4" table:formula="of:=RAND()" office:value-type="float" office:value="0.609597663968175" calcext:value-type="float">
            <text:p>0,609597663968175</text:p>
          </table:table-cell>
          <table:table-cell table:style-name="ce4" table:formula="of:=RAND()" office:value-type="float" office:value="0.87533673708151" calcext:value-type="float">
            <text:p>0,87533673708151</text:p>
          </table:table-cell>
          <table:table-cell table:style-name="ce1"/>
          <table:table-cell table:style-name="ce4" table:number-columns-repeated="1008"/>
          <table:table-cell table:style-name="ce13" table:number-columns-repeated="5"/>
          <table:table-cell table:style-name="ce15"/>
        </table:table-row>
        <table:table-row table:style-name="ro2">
          <table:table-cell table:style-name="ce2"/>
          <table:table-cell table:style-name="ce5" office:value-type="string" calcext:value-type="string">
            <text:p>P. móvil – 0</text:p>
          </table:table-cell>
          <table:table-cell table:style-name="ce7" table:formula="of:=AVERAGE([.C3:.F3])" office:value-type="float" office:value="0.660716786674633" calcext:value-type="float">
            <text:p>0,660716786674633</text:p>
          </table:table-cell>
          <table:table-cell table:style-name="ce10" table:number-columns-repeated="3"/>
          <table:table-cell table:style-name="ce5" table:number-columns-repeated="3"/>
          <table:table-cell table:style-name="ce2"/>
          <table:table-cell table:style-name="ce5" table:number-columns-repeated="1008"/>
          <table:table-cell table:style-name="ce14" table:number-columns-repeated="5"/>
          <table:table-cell table:style-name="ce16"/>
        </table:table-row>
        <table:table-row table:style-name="ro2">
          <table:table-cell table:style-name="ce1"/>
          <table:table-cell table:style-name="ce4" office:value-type="string" calcext:value-type="string">
            <text:p>Datos</text:p>
          </table:table-cell>
          <table:table-cell table:style-name="ce8" table:formula="of:=[.C3]" office:value-type="float" office:value="0.0936677728564013" calcext:value-type="float">
            <text:p>0,093667772856401</text:p>
          </table:table-cell>
          <table:table-cell table:style-name="ce6" table:formula="of:=[.D3]" office:value-type="float" office:value="0.761309754269993" calcext:value-type="float">
            <text:p>0,761309754269993</text:p>
          </table:table-cell>
          <table:table-cell table:style-name="ce6" table:formula="of:=[.E3]" office:value-type="float" office:value="0.976780024459673" calcext:value-type="float">
            <text:p>0,976780024459673</text:p>
          </table:table-cell>
          <table:table-cell table:style-name="ce6" table:formula="of:=[.F3]" office:value-type="float" office:value="0.811109595112464" calcext:value-type="float">
            <text:p>0,811109595112464</text:p>
          </table:table-cell>
          <table:table-cell table:style-name="ce6" table:formula="of:=[.G3]" office:value-type="float" office:value="0.864633096181669" calcext:value-type="float">
            <text:p>0,864633096181669</text:p>
          </table:table-cell>
          <table:table-cell table:style-name="ce8" table:formula="of:=[.H3]" office:value-type="float" office:value="0.609597663968175" calcext:value-type="float">
            <text:p>0,609597663968175</text:p>
          </table:table-cell>
          <table:table-cell table:style-name="ce8" table:formula="of:=[.I3]" office:value-type="float" office:value="0.87533673708151" calcext:value-type="float">
            <text:p>0,87533673708151</text:p>
          </table:table-cell>
          <table:table-cell table:style-name="ce1"/>
          <table:table-cell table:style-name="ce4"/>
          <table:table-cell table:style-name="ce13"/>
          <table:table-cell table:style-name="ce4" table:number-columns-repeated="1006"/>
          <table:table-cell table:style-name="ce13" table:number-columns-repeated="5"/>
          <table:table-cell table:style-name="ce15"/>
        </table:table-row>
        <table:table-row table:style-name="ro2">
          <table:table-cell table:style-name="ce2"/>
          <table:table-cell table:style-name="ce5" office:value-type="string" calcext:value-type="string">
            <text:p>P. móvil – 1</text:p>
          </table:table-cell>
          <table:table-cell table:style-name="ce5" table:formula="of:=[.C4]" office:value-type="float" office:value="0.660716786674633" calcext:value-type="float">
            <text:p>0,660716786674633</text:p>
          </table:table-cell>
          <table:table-cell table:style-name="ce7" table:formula="of:=AVERAGE([.D5:.G5])" office:value-type="float" office:value="0.85345811750595" calcext:value-type="float">
            <text:p>0,85345811750595</text:p>
          </table:table-cell>
          <table:table-cell table:style-name="ce10" table:number-columns-repeated="5"/>
          <table:table-cell table:style-name="ce2"/>
          <table:table-cell table:style-name="ce5"/>
          <table:table-cell table:style-name="ce14"/>
          <table:table-cell table:style-name="ce5" table:number-columns-repeated="1006"/>
          <table:table-cell table:style-name="ce14" table:number-columns-repeated="5"/>
          <table:table-cell table:style-name="ce16"/>
        </table:table-row>
        <table:table-row table:style-name="ro2">
          <table:table-cell/>
          <table:table-cell office:value-type="string" calcext:value-type="string">
            <text:p>Datos</text:p>
          </table:table-cell>
          <table:table-cell table:style-name="ce9" table:formula="of:=[.C5]" office:value-type="float" office:value="0.0936677728564013" calcext:value-type="float">
            <text:p>0,093667772856401</text:p>
          </table:table-cell>
          <table:table-cell table:style-name="ce9" table:formula="of:=[.D5]" office:value-type="float" office:value="0.761309754269993" calcext:value-type="float">
            <text:p>0,761309754269993</text:p>
          </table:table-cell>
          <table:table-cell table:style-name="ce11" table:formula="of:=[.E5]" office:value-type="float" office:value="0.976780024459673" calcext:value-type="float">
            <text:p>0,976780024459673</text:p>
          </table:table-cell>
          <table:table-cell table:style-name="ce11" table:formula="of:=[.F5]" office:value-type="float" office:value="0.811109595112464" calcext:value-type="float">
            <text:p>0,811109595112464</text:p>
          </table:table-cell>
          <table:table-cell table:style-name="ce11" table:formula="of:=[.G5]" office:value-type="float" office:value="0.864633096181669" calcext:value-type="float">
            <text:p>0,864633096181669</text:p>
          </table:table-cell>
          <table:table-cell table:style-name="ce11" table:formula="of:=[.H5]" office:value-type="float" office:value="0.609597663968175" calcext:value-type="float">
            <text:p>0,609597663968175</text:p>
          </table:table-cell>
          <table:table-cell table:style-name="ce9" table:formula="of:=[.I5]" office:value-type="float" office:value="0.87533673708151" calcext:value-type="float">
            <text:p>0,87533673708151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. móvil – 2</text:p>
          </table:table-cell>
          <table:table-cell table:formula="of:=[.C6]" office:value-type="float" office:value="0.660716786674633" calcext:value-type="float">
            <text:p>0,660716786674633</text:p>
          </table:table-cell>
          <table:table-cell table:style-name="ce9" table:formula="of:=AVERAGE([.D7:.G7])" office:value-type="float" office:value="0.85345811750595" calcext:value-type="float">
            <text:p>0,85345811750595</text:p>
          </table:table-cell>
          <table:table-cell table:style-name="ce12" table:formula="of:=AVERAGE([.E7:.H7])" office:value-type="float" office:value="0.815530094930495" calcext:value-type="float">
            <text:p>0,815530094930495</text:p>
          </table:table-cell>
          <table:table-cell table:style-name="ce9" table:number-columns-repeated="4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1"/>
          <table:table-cell table:style-name="ce4" office:value-type="string" calcext:value-type="string">
            <text:p>Datos</text:p>
          </table:table-cell>
          <table:table-cell table:style-name="ce8" table:formula="of:=[.C7]" office:value-type="float" office:value="0.0936677728564013" calcext:value-type="float">
            <text:p>0,093667772856401</text:p>
          </table:table-cell>
          <table:table-cell table:style-name="ce8" table:formula="of:=[.D7]" office:value-type="float" office:value="0.761309754269993" calcext:value-type="float">
            <text:p>0,761309754269993</text:p>
          </table:table-cell>
          <table:table-cell table:style-name="ce8" table:formula="of:=[.E7]" office:value-type="float" office:value="0.976780024459673" calcext:value-type="float">
            <text:p>0,976780024459673</text:p>
          </table:table-cell>
          <table:table-cell table:style-name="ce6" table:formula="of:=[.F7]" office:value-type="float" office:value="0.811109595112464" calcext:value-type="float">
            <text:p>0,811109595112464</text:p>
          </table:table-cell>
          <table:table-cell table:style-name="ce6" table:formula="of:=[.G7]" office:value-type="float" office:value="0.864633096181669" calcext:value-type="float">
            <text:p>0,864633096181669</text:p>
          </table:table-cell>
          <table:table-cell table:style-name="ce6" table:formula="of:=[.H7]" office:value-type="float" office:value="0.609597663968175" calcext:value-type="float">
            <text:p>0,609597663968175</text:p>
          </table:table-cell>
          <table:table-cell table:style-name="ce6" table:formula="of:=[.I7]" office:value-type="float" office:value="0.87533673708151" calcext:value-type="float">
            <text:p>0,87533673708151</text:p>
          </table:table-cell>
          <table:table-cell table:style-name="ce1"/>
          <table:table-cell table:style-name="ce4"/>
          <table:table-cell table:style-name="ce13"/>
          <table:table-cell table:style-name="ce4" table:number-columns-repeated="1006"/>
          <table:table-cell table:style-name="ce13" table:number-columns-repeated="5"/>
          <table:table-cell table:style-name="ce15"/>
        </table:table-row>
        <table:table-row table:style-name="ro2">
          <table:table-cell table:style-name="ce2"/>
          <table:table-cell table:style-name="ce5" office:value-type="string" calcext:value-type="string">
            <text:p>P. móvil – 3</text:p>
          </table:table-cell>
          <table:table-cell table:style-name="ce5" table:formula="of:=[.C8]" office:value-type="float" office:value="0.660716786674633" calcext:value-type="float">
            <text:p>0,660716786674633</text:p>
          </table:table-cell>
          <table:table-cell table:style-name="ce10" table:formula="of:=AVERAGE([.D9:.G9])" office:value-type="float" office:value="0.85345811750595" calcext:value-type="float">
            <text:p>0,85345811750595</text:p>
          </table:table-cell>
          <table:table-cell table:style-name="ce10" table:formula="of:=AVERAGE([.E9:.H9])" office:value-type="float" office:value="0.815530094930495" calcext:value-type="float">
            <text:p>0,815530094930495</text:p>
          </table:table-cell>
          <table:table-cell table:style-name="ce7" table:formula="of:=AVERAGE([.F9:.I9])" office:value-type="float" office:value="0.790169273085954" calcext:value-type="float">
            <text:p>0,790169273085954</text:p>
          </table:table-cell>
          <table:table-cell table:style-name="ce10" table:number-columns-repeated="3"/>
          <table:table-cell table:style-name="ce2"/>
          <table:table-cell table:style-name="ce5"/>
          <table:table-cell table:style-name="ce14"/>
          <table:table-cell table:style-name="ce5" table:number-columns-repeated="1006"/>
          <table:table-cell table:style-name="ce14" table:number-columns-repeated="5"/>
          <table:table-cell table:style-name="ce16"/>
        </table:table-row>
        <table:table-row table:style-name="ro2">
          <table:table-cell/>
          <table:table-cell office:value-type="string" calcext:value-type="string">
            <text:p>Datos</text:p>
          </table:table-cell>
          <table:table-cell table:style-name="ce9" table:formula="of:=[.C9]" office:value-type="float" office:value="0.0936677728564013" calcext:value-type="float">
            <text:p>0,093667772856401</text:p>
          </table:table-cell>
          <table:table-cell table:style-name="ce9" table:formula="of:=[.D9]" office:value-type="float" office:value="0.761309754269993" calcext:value-type="float">
            <text:p>0,761309754269993</text:p>
          </table:table-cell>
          <table:table-cell table:style-name="ce9" table:formula="of:=[.E9]" office:value-type="float" office:value="0.976780024459673" calcext:value-type="float">
            <text:p>0,976780024459673</text:p>
          </table:table-cell>
          <table:table-cell table:style-name="ce9" table:formula="of:=[.F9]" office:value-type="float" office:value="0.811109595112464" calcext:value-type="float">
            <text:p>0,811109595112464</text:p>
          </table:table-cell>
          <table:table-cell table:style-name="ce11" table:formula="of:=[.G9]" office:value-type="float" office:value="0.864633096181669" calcext:value-type="float">
            <text:p>0,864633096181669</text:p>
          </table:table-cell>
          <table:table-cell table:style-name="ce11" table:formula="of:=[.H9]" office:value-type="float" office:value="0.609597663968175" calcext:value-type="float">
            <text:p>0,609597663968175</text:p>
          </table:table-cell>
          <table:table-cell table:style-name="ce11" table:formula="of:=[.I9]" office:value-type="float" office:value="0.87533673708151" calcext:value-type="float">
            <text:p>0,875336737081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. móvil – 4</text:p>
          </table:table-cell>
          <table:table-cell table:formula="of:=[.C10]" office:value-type="float" office:value="0.660716786674633" calcext:value-type="float">
            <text:p>0,660716786674633</text:p>
          </table:table-cell>
          <table:table-cell table:style-name="ce9" table:formula="of:=AVERAGE([.D11:.G11])" office:value-type="float" office:value="0.85345811750595" calcext:value-type="float">
            <text:p>0,85345811750595</text:p>
          </table:table-cell>
          <table:table-cell table:style-name="ce9" table:formula="of:=AVERAGE([.E11:.H11])" office:value-type="float" office:value="0.815530094930495" calcext:value-type="float">
            <text:p>0,815530094930495</text:p>
          </table:table-cell>
          <table:table-cell table:style-name="ce9" table:formula="of:=[.F10]" office:value-type="float" office:value="0.790169273085954" calcext:value-type="float">
            <text:p>0,790169273085954</text:p>
          </table:table-cell>
          <table:table-cell table:style-name="ce12" table:formula="of:=AVERAGE([.G11:.J11])" office:value-type="float" office:value="0.783189165743784" calcext:value-type="float">
            <text:p>0,783189165743784</text:p>
          </table:table-cell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1"/>
          <table:table-cell table:style-name="ce4" office:value-type="string" calcext:value-type="string">
            <text:p>Datos</text:p>
          </table:table-cell>
          <table:table-cell table:style-name="ce8" table:formula="of:=[.C11]" office:value-type="float" office:value="0.0936677728564013" calcext:value-type="float">
            <text:p>0,093667772856401</text:p>
          </table:table-cell>
          <table:table-cell table:style-name="ce8" table:formula="of:=[.D11]" office:value-type="float" office:value="0.761309754269993" calcext:value-type="float">
            <text:p>0,761309754269993</text:p>
          </table:table-cell>
          <table:table-cell table:style-name="ce8" table:formula="of:=[.E11]" office:value-type="float" office:value="0.976780024459673" calcext:value-type="float">
            <text:p>0,976780024459673</text:p>
          </table:table-cell>
          <table:table-cell table:style-name="ce8" table:formula="of:=[.F11]" office:value-type="float" office:value="0.811109595112464" calcext:value-type="float">
            <text:p>0,811109595112464</text:p>
          </table:table-cell>
          <table:table-cell table:style-name="ce8" table:formula="of:=[.G11]" office:value-type="float" office:value="0.864633096181669" calcext:value-type="float">
            <text:p>0,864633096181669</text:p>
          </table:table-cell>
          <table:table-cell table:style-name="ce6" table:formula="of:=[.H11]" office:value-type="float" office:value="0.609597663968175" calcext:value-type="float">
            <text:p>0,609597663968175</text:p>
          </table:table-cell>
          <table:table-cell table:style-name="ce6" table:formula="of:=[.I11]" office:value-type="float" office:value="0.87533673708151" calcext:value-type="float">
            <text:p>0,87533673708151</text:p>
          </table:table-cell>
          <table:table-cell table:style-name="ce1"/>
          <table:table-cell table:style-name="ce4" table:number-columns-repeated="1008"/>
          <table:table-cell table:style-name="ce13" table:number-columns-repeated="5"/>
          <table:table-cell table:style-name="ce15"/>
        </table:table-row>
        <table:table-row table:style-name="ro2">
          <table:table-cell table:style-name="ce2"/>
          <table:table-cell table:style-name="ce5" office:value-type="string" calcext:value-type="string">
            <text:p>P. móvil – 5</text:p>
          </table:table-cell>
          <table:table-cell table:style-name="ce5" table:formula="of:=[.C12]" office:value-type="float" office:value="0.660716786674633" calcext:value-type="float">
            <text:p>0,660716786674633</text:p>
          </table:table-cell>
          <table:table-cell table:style-name="ce10" table:formula="of:=AVERAGE([.D13:.G13])" office:value-type="float" office:value="0.85345811750595" calcext:value-type="float">
            <text:p>0,85345811750595</text:p>
          </table:table-cell>
          <table:table-cell table:style-name="ce10" table:formula="of:=AVERAGE([.E13:.H13])" office:value-type="float" office:value="0.815530094930495" calcext:value-type="float">
            <text:p>0,815530094930495</text:p>
          </table:table-cell>
          <table:table-cell table:style-name="ce10" table:formula="of:=[.F12]" office:value-type="float" office:value="0.790169273085954" calcext:value-type="float">
            <text:p>0,790169273085954</text:p>
          </table:table-cell>
          <table:table-cell table:style-name="ce10" table:formula="of:=[.G12]" office:value-type="float" office:value="0.783189165743784" calcext:value-type="float">
            <text:p>0,783189165743784</text:p>
          </table:table-cell>
          <table:table-cell table:style-name="ce7" table:formula="of:=AVERAGE([.H13:.K13])" office:value-type="float" office:value="0.742467200524842" calcext:value-type="float">
            <text:p>0,742467200524842</text:p>
          </table:table-cell>
          <table:table-cell table:style-name="ce10"/>
          <table:table-cell table:style-name="ce2"/>
          <table:table-cell table:style-name="ce5" table:number-columns-repeated="1008"/>
          <table:table-cell table:style-name="ce14" table:number-columns-repeated="5"/>
          <table:table-cell table:style-name="ce16"/>
        </table:table-row>
        <table:table-row table:style-name="ro2">
          <table:table-cell table:style-name="ce1"/>
          <table:table-cell table:style-name="ce4" office:value-type="string" calcext:value-type="string">
            <text:p>Datos</text:p>
          </table:table-cell>
          <table:table-cell table:style-name="ce8" table:formula="of:=[.C13]" office:value-type="float" office:value="0.0936677728564013" calcext:value-type="float">
            <text:p>0,093667772856401</text:p>
          </table:table-cell>
          <table:table-cell table:style-name="ce8" table:formula="of:=[.D13]" office:value-type="float" office:value="0.761309754269993" calcext:value-type="float">
            <text:p>0,761309754269993</text:p>
          </table:table-cell>
          <table:table-cell table:style-name="ce8" table:formula="of:=[.E13]" office:value-type="float" office:value="0.976780024459673" calcext:value-type="float">
            <text:p>0,976780024459673</text:p>
          </table:table-cell>
          <table:table-cell table:style-name="ce8" table:formula="of:=[.F13]" office:value-type="float" office:value="0.811109595112464" calcext:value-type="float">
            <text:p>0,811109595112464</text:p>
          </table:table-cell>
          <table:table-cell table:style-name="ce8" table:formula="of:=[.G13]" office:value-type="float" office:value="0.864633096181669" calcext:value-type="float">
            <text:p>0,864633096181669</text:p>
          </table:table-cell>
          <table:table-cell table:style-name="ce8" table:formula="of:=[.H13]" office:value-type="float" office:value="0.609597663968175" calcext:value-type="float">
            <text:p>0,609597663968175</text:p>
          </table:table-cell>
          <table:table-cell table:style-name="ce6" table:formula="of:=[.I13]" office:value-type="float" office:value="0.87533673708151" calcext:value-type="float">
            <text:p>0,87533673708151</text:p>
          </table:table-cell>
          <table:table-cell table:style-name="ce1"/>
          <table:table-cell table:style-name="ce4" table:number-columns-repeated="1008"/>
          <table:table-cell table:style-name="ce13" table:number-columns-repeated="5"/>
          <table:table-cell table:style-name="ce15"/>
        </table:table-row>
        <table:table-row table:style-name="ro2">
          <table:table-cell table:style-name="ce2"/>
          <table:table-cell table:style-name="ce5" office:value-type="string" calcext:value-type="string">
            <text:p>P. móvil – 6</text:p>
          </table:table-cell>
          <table:table-cell table:style-name="ce5" table:formula="of:=[.C14]" office:value-type="float" office:value="0.660716786674633" calcext:value-type="float">
            <text:p>0,660716786674633</text:p>
          </table:table-cell>
          <table:table-cell table:style-name="ce10" table:formula="of:=AVERAGE([.D15:.G15])" office:value-type="float" office:value="0.85345811750595" calcext:value-type="float">
            <text:p>0,85345811750595</text:p>
          </table:table-cell>
          <table:table-cell table:style-name="ce10" table:formula="of:=AVERAGE([.E15:.H15])" office:value-type="float" office:value="0.815530094930495" calcext:value-type="float">
            <text:p>0,815530094930495</text:p>
          </table:table-cell>
          <table:table-cell table:style-name="ce10" table:formula="of:=[.F14]" office:value-type="float" office:value="0.790169273085954" calcext:value-type="float">
            <text:p>0,790169273085954</text:p>
          </table:table-cell>
          <table:table-cell table:style-name="ce10" table:formula="of:=[.G14]" office:value-type="float" office:value="0.783189165743784" calcext:value-type="float">
            <text:p>0,783189165743784</text:p>
          </table:table-cell>
          <table:table-cell table:style-name="ce10" table:formula="of:=[.H14]" office:value-type="float" office:value="0.742467200524842" calcext:value-type="float">
            <text:p>0,742467200524842</text:p>
          </table:table-cell>
          <table:table-cell table:style-name="ce7" table:formula="of:=AVERAGE([.I15:.K15])" office:value-type="float" office:value="0.87533673708151" calcext:value-type="float">
            <text:p>0,87533673708151</text:p>
          </table:table-cell>
          <table:table-cell table:style-name="ce2"/>
          <table:table-cell table:style-name="ce5" table:number-columns-repeated="1008"/>
          <table:table-cell table:style-name="ce14" table:number-columns-repeated="5"/>
          <table:table-cell table:style-name="ce16"/>
        </table:table-row>
        <table:table-row table:style-name="ro1">
          <table:table-cell table:number-columns-repeated="102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-DIN" svg:font-family="D-DI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21-06-11T13:19:20.745500621</meta:creation-date>
    <dc:date>2021-06-11T14:16:50.872167002</dc:date>
    <dc:creator>Martín René Vilugrón</dc:creator>
    <meta:editing-duration>PT47M20S</meta:editing-duration>
    <meta:editing-cycles>1</meta:editing-cycles>
    <meta:document-statistic meta:table-count="1" meta:cell-count="99" meta:object-count="0"/>
    <meta:generator>LibreOffice/7.0.6.2$Linux_X86_64 LibreOffice_project/00$Build-2</meta:generator>
  </office:meta>
</office:document-meta>
</file>